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text-properties officeooo:paragraph-rsid="0022835f"/>
    </style:style>
    <style:style style:name="P4" style:family="paragraph" style:parent-style-name="Standard">
      <style:paragraph-properties fo:line-height="200%" fo:text-align="start" style:justify-single-word="false"/>
      <style:text-properties officeooo:paragraph-rsid="0023086d"/>
    </style:style>
    <style:style style:name="P5" style:family="paragraph" style:parent-style-name="Standard">
      <style:paragraph-properties fo:text-align="end" style:justify-single-word="false"/>
      <style:text-properties style:font-name="Ubuntu" officeooo:paragraph-rsid="001c7392"/>
    </style:style>
    <style:style style:name="P6" style:family="paragraph" style:parent-style-name="Standard">
      <style:paragraph-properties fo:text-align="center" style:justify-single-word="false"/>
      <style:text-properties style:font-name="Ubuntu" officeooo:paragraph-rsid="001c7392"/>
    </style:style>
    <style:style style:name="P7" style:family="paragraph" style:parent-style-name="Standard">
      <style:paragraph-properties fo:line-height="200%" fo:text-align="center" style:justify-single-word="false"/>
      <style:text-properties style:font-name="Ubuntu" fo:font-weight="bold" style:font-weight-asian="bold" style:font-weight-complex="bold"/>
    </style:style>
    <style:style style:name="P8" style:family="paragraph" style:parent-style-name="Standard">
      <style:paragraph-properties fo:line-height="200%" fo:text-align="center" style:justify-single-word="false"/>
      <style:text-properties style:font-name="Ubuntu"/>
    </style:style>
    <style:style style:name="P9" style:family="paragraph" style:parent-style-name="Standard">
      <style:paragraph-properties fo:text-align="start" style:justify-single-word="false"/>
      <style:text-properties style:font-name="Ubuntu" officeooo:rsid="001c7392" officeooo:paragraph-rsid="001c7392"/>
    </style:style>
    <style:style style:name="P10" style:family="paragraph" style:parent-style-name="Standard">
      <style:paragraph-properties fo:line-height="200%" fo:text-align="end" style:justify-single-word="false"/>
      <style:text-properties style:font-name="Ubuntu" officeooo:rsid="001c7392" officeooo:paragraph-rsid="001c7392"/>
    </style:style>
    <style:style style:name="P11" style:family="paragraph" style:parent-style-name="Standard">
      <style:paragraph-properties fo:line-height="200%" fo:text-align="start" style:justify-single-word="false"/>
      <style:text-properties style:font-name="Ubuntu" officeooo:rsid="001c7392" officeooo:paragraph-rsid="001c7392"/>
    </style:style>
    <style:style style:name="P12" style:family="paragraph" style:parent-style-name="Standard">
      <style:paragraph-properties fo:line-height="200%" fo:text-align="start" style:justify-single-word="false"/>
      <style:text-properties style:font-name="Ubuntu" officeooo:rsid="001c7392" officeooo:paragraph-rsid="001f45bc"/>
    </style:style>
    <style:style style:name="P13" style:family="paragraph" style:parent-style-name="Standard">
      <style:paragraph-properties fo:line-height="200%" fo:text-align="start" style:justify-single-word="false"/>
      <style:text-properties style:font-name="Ubuntu" officeooo:rsid="001c7392" officeooo:paragraph-rsid="0020c54e"/>
    </style:style>
    <style:style style:name="P14" style:family="paragraph" style:parent-style-name="Standard">
      <style:paragraph-properties fo:line-height="200%" fo:text-align="end" style:justify-single-word="false"/>
      <style:text-properties style:font-name="Ubuntu" officeooo:rsid="0020c54e" officeooo:paragraph-rsid="0020c54e"/>
    </style:style>
    <style:style style:name="P15" style:family="paragraph" style:parent-style-name="Standard">
      <style:paragraph-properties fo:line-height="200%" fo:text-align="end" style:justify-single-word="false"/>
      <style:text-properties style:font-name="Ubuntu" officeooo:rsid="0022835f" officeooo:paragraph-rsid="0022835f"/>
    </style:style>
    <style:style style:name="P16" style:family="paragraph" style:parent-style-name="Standard">
      <style:paragraph-properties fo:line-height="200%" fo:text-align="start" style:justify-single-word="false"/>
      <style:text-properties style:font-name="Ubuntu" officeooo:rsid="0022835f" officeooo:paragraph-rsid="0022835f"/>
    </style:style>
    <style:style style:name="T1" style:family="text">
      <style:text-properties officeooo:rsid="001c7392"/>
    </style:style>
    <style:style style:name="T2" style:family="text">
      <style:text-properties officeooo:rsid="001e016a"/>
    </style:style>
    <style:style style:name="T3" style:family="text">
      <style:text-properties officeooo:rsid="001f45bc"/>
    </style:style>
    <style:style style:name="T4" style:family="text">
      <style:text-properties officeooo:rsid="0020c54e"/>
    </style:style>
    <style:style style:name="T5" style:family="text">
      <style:text-properties officeooo:rsid="0022835f"/>
    </style:style>
    <style:style style:name="T6" style:family="text">
      <style:text-properties style:font-name="Ubuntu" officeooo:rsid="0022835f"/>
    </style:style>
    <style:style style:name="T7" style:family="text">
      <style:text-properties style:font-name="Ubuntu" fo:font-style="italic" officeooo:rsid="0022835f" style:font-style-asian="italic" style:font-style-complex="italic"/>
    </style:style>
    <style:style style:name="T8" style:family="text">
      <style:text-properties style:font-name="Ubuntu" fo:font-style="normal" officeooo:rsid="0022835f" style:font-style-asian="normal" style:font-style-complex="normal"/>
    </style:style>
    <style:style style:name="T9" style:family="text">
      <style:text-properties style:font-name="Ubuntu" fo:font-style="normal" officeooo:rsid="0023086d" style:font-style-asian="normal" style:font-style-complex="normal"/>
    </style:style>
    <style:style style:name="T10" style:family="text">
      <style:text-properties officeooo:rsid="0023776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p>
      <text:p text:style-name="P6"/>
      <text:p text:style-name="P6"/>
      <text:p text:style-name="P6"/>
      <text:p text:style-name="P6"/>
      <text:p text:style-name="P7">Discussion Board <text:span text:style-name="T1">3.1 – JavaScript: The Bad Parts</text:span></text:p>
      <text:p text:style-name="P8">Eric McCool</text:p>
      <text:p text:style-name="P8">Bellevue University School of Science and Technology</text:p>
      <text:p text:style-name="P8">Web231-339A Enterprise JavaScript I</text:p>
      <text:p text:style-name="P8">Professor Krasso</text:p>
      <text:p text:style-name="P8">October <text:span text:style-name="T1">31</text:span>, 2022</text:p>
      <text:p text:style-name="P2"/>
      <text:p text:style-name="P2"/>
      <text:p text:style-name="P2"/>
      <text:p text:style-name="P2"/>
      <text:p text:style-name="P2"/>
      <text:p text:style-name="P2"/>
      <text:p text:style-name="P2"/>
      <text:p text:style-name="P2"/>
      <text:p text:style-name="P2"/>
      <text:p text:style-name="P2"/>
      <text:p text:style-name="P1"><text:s text:c="66"/></text:p>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2</text:p>
      <text:p text:style-name="P11"><text:tab/>This week we look at the bad parts of JavaScript. To be fair, I have found bad parts in</text:p>
      <text:p text:style-name="P11">the few languages I have studied so far. So why should JavaScript be any different? Almost everything in life will have a <text:span text:style-name="T10">con to it’s pro</text:span>, right?</text:p>
      <text:p text:style-name="P11"><text:tab/>The first, and most glaring deficiency, turns out to be its security. JavaScript is used extensively in web browsers to present us with happy places to surf. Being that we can examine the source code in the browser apparently allows the more unscrupulous types to thwart it’s intentions and m<text:span text:style-name="T2">ake</text:span> life horrible for the rest of us. <text:span text:style-name="T2">This leads developers to create ‘defensive code’ (Witt, n.d.), as if ‘regular’ coding can’t be frustrating </text:span><text:span text:style-name="T4">enough </text:span><text:span text:style-name="T2">by itself at times.</text:span></text:p>
      <text:p text:style-name="P11"><text:tab/><text:span text:style-name="T2">Next, JavaScript struggles with global variables, as we saw last week. We are encouraged to use let and const to avoid this trouble. They can also cause some of the ‘side effects’ I just read about in chapter 4 when we use a global variable in a function </text:span><text:span text:style-name="T4">(Flanagan, p. </text:span><text:span text:style-name="T5">71, 2020)</text:span><text:span text:style-name="T2">. This is too bad. I tend</text:span><text:span text:style-name="T3">ed</text:span><text:span text:style-name="T2"> to use globals a lot when I </text:span><text:span text:style-name="T3">was learning about</text:span><text:span text:style-name="T2"> C </text:span><text:span text:style-name="T3">and</text:span><text:span text:style-name="T2"> Python. I will </text:span><text:span text:style-name="T10">just </text:span><text:span text:style-name="T2">have to adjust. </text:span></text:p>
      <text:p text:style-name="P12"><text:tab/><text:span text:style-name="T2">Then there is the number </text:span><text:span text:style-name="T3">accuracy </text:span><text:span text:style-name="T2">thin</text:span><text:span text:style-name="T3">g. In last week’s reading about numbers, it turns out that .3 - .2 is NOT equal to .1, but .2 - .1 IS equal to .1 in JavaScript (Flanagan, p. 30, 2020). Go figure. JavaScript struggles with rounding floating-point numbers. This is confirmed in this week’s link about the bad parts of JavaScript (Cyrille, 2018). Probably not a good thing if you are into data science or statistics.</text:span></text:p>
      <text:p text:style-name="P13"><text:span text:style-name="T3"><text:tab/>One more, for good measure. When I first learned that JavaScript used ‘automatic type-conversion</text:span><text:span text:style-name="T4">s</text:span><text:span text:style-name="T3">’ </text:span><text:span text:style-name="T4">(Flanagan, p. 45, 2020), I thought this was a cool thing. Turns out, not so much. The struggles with this eventually led to the creation of TypeScript and FlowType (Cyrille, 2018).</text:span></text:p>
      <text:p text:style-name="P13"><text:span text:style-name="T3"><text:tab/></text:span></text:p>
      <text:p text:style-name="P14"><text:soft-page-break/>3</text:p>
      <text:p text:style-name="P13"><text:span text:style-name="T4"><text:tab/>While flipping through pages in a search about JavaScript flaws, I discovered that JavaScript was created in only 10 days! That is pretty amazing. But it might also explain why most critics complain of it being too complicated. Whatever the critics say, it looks like JavaScript is here to stay, at least until TypeScript or PyScript become more popular.</text:span><text:span text:style-name="T3"> <text:s/></text:span></text:p>
      <text:p text:style-name="P13"/>
      <text:p text:style-name="P13"/>
      <text:p text:style-name="P13"/>
      <text:p text:style-name="P13"/>
      <text:p text:style-name="P13"/>
      <text:p text:style-name="P13"><text:s text:c="100"/></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oft-page-break/>4</text:p>
      <text:p text:style-name="P16">References</text:p>
      <text:p text:style-name="P3"><text:span text:style-name="T6">Cyrille, A., 2018. </text:span><text:span text:style-name="T7">“JavaScript: The Bad Parts and How to Avoid Them.”</text:span><text:span text:style-name="T8"> Published in SunStack. <text:tab/>Presented in Medium.com, 2022. </text:span><text:a xlink:type="simple" xlink:href="https://medium.com/sunstack/javascript-the-bad-" text:style-name="Internet_20_link" text:visited-style-name="Visited_20_Internet_20_Link"><text:span text:style-name="T8">https://medium.com/sunstack/javascript-the-bad-</text:span></text:a><text:span text:style-name="T8"><text:tab/></text:span><text:a xlink:type="simple" xlink:href="https://medium.com/sunstack/javascript-the-bad-parts-and-how-to-avoid-them-1a7c9bc5a0dd" text:style-name="Internet_20_link" text:visited-style-name="Visited_20_Internet_20_Link"><text:span text:style-name="T8">parts-and-how-to-avoid-them-1a7c9bc5a0dd</text:span></text:a></text:p>
      <text:p text:style-name="P3"><text:span text:style-name="T8">Flanagan, D., 2020. </text:span><text:span text:style-name="T7">“JavaScript: The Definitive Guide – Seventh Edition.” </text:span><text:span text:style-name="T8">O’Reilly Media, Inc., <text:tab/>2020. 1005 Gravenstein Hwy North, Sebastopol, CA 95472.</text:span></text:p>
      <text:p text:style-name="P4"><text:span text:style-name="T8">Witt, M., (n.d.).</text:span><text:span text:style-name="T7"> “Why is JavaScript Considered a Bad Programming Language?” </text:span><text:span text:style-name="T8"><text:s/></text:span><text:span text:style-name="T9">Quora.com. <text:tab/></text:span><text:span text:style-name="T8">Quora, </text:span><text:span text:style-name="T9">Inc. 2022. </text:span><text:a xlink:type="simple" xlink:href="https://www.quora.com/Why-is-JavaScript-considered-a-bad-" text:style-name="Internet_20_link" text:visited-style-name="Visited_20_Internet_20_Link"><text:span text:style-name="T9">https://www.quora.com/Why-is-JavaScript-considered-a-bad-</text:span></text:a><text:span text:style-name="T9"><text:tab/></text:span><text:a xlink:type="simple" xlink:href="https://www.quora.com/Why-is-JavaScript-considered-a-bad-programming-language" text:style-name="Internet_20_link" text:visited-style-name="Visited_20_Internet_20_Link"><text:span text:style-name="T9">programming-language</text:span></text:a></text:p>
      <text:p text:style-name="P4"><text:span text:style-name="T9"><text:tab/>Max Witt’s page:</text:span></text:p>
      <text:p text:style-name="P4"><text:span text:style-name="T9"><text:tab/></text:span><text:a xlink:type="simple" xlink:href="https://www.quora.com/profile/Max-Witt-3" text:style-name="Internet_20_link" text:visited-style-name="Visited_20_Internet_20_Link"><text:span text:style-name="T9">https://www.quora.com/profile/Max-Witt-3</text:span></text:a><text:span text:style-name="T9"> </text:span></text:p>
      <text:p text:style-name="P9"><text:s text:c="6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31T11:31:17.604937948</meta:creation-date>
    <dc:date>2022-10-31T12:29:29.780736584</dc:date>
    <meta:editing-duration>PT5M51S</meta:editing-duration>
    <meta:editing-cycles>2</meta:editing-cycles>
    <meta:generator>LibreOffice/6.4.7.2$Linux_X86_64 LibreOffice_project/40$Build-2</meta:generator>
    <meta:document-statistic meta:table-count="0" meta:image-count="0" meta:object-count="0" meta:page-count="4" meta:paragraph-count="27" meta:word-count="472" meta:character-count="3187" meta:non-whitespace-character-count="2485"/>
  </office:meta>
</office:document-meta>
</file>